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tt_1" table:style-name="ta1">
        <table:shapes>
          <draw:frame draw:z-index="0" draw:style-name="gr1" draw:text-style-name="P1" svg:width="1347.11pt" svg:height="597.83pt" svg:x="174.47pt" svg:y="162.94pt">
            <loext:p draw:notify-on-update-of-ranges="test_tt_1.B1:test_tt_1.CW1 test_tt_1.A2:test_tt_1.A2 test_tt_1.B2:test_tt_1.CW2 test_tt_1.B1:test_tt_1.CW1 test_tt_1.A4:test_tt_1.A4 test_tt_1.B4:test_tt_1.CW4 test_tt_1.B1:test_tt_1.CW1 test_tt_1.A3:test_tt_1.A3 test_tt_1.B3:test_tt_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op50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3993" calcext:value-type="float">
            <text:p>66.3993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office:value-type="float" office:value="67.2177" calcext:value-type="float">
            <text:p>67.2177</text:p>
          </table:table-cell>
          <table:table-cell office:value-type="float" office:value="60.6874" calcext:value-type="float">
            <text:p>60.6874</text:p>
          </table:table-cell>
          <table:table-cell office:value-type="float" office:value="60.671" calcext:value-type="float">
            <text:p>60.671</text:p>
          </table:table-cell>
          <table:table-cell office:value-type="float" office:value="60.491" calcext:value-type="float">
            <text:p>60.491</text:p>
          </table:table-cell>
          <table:table-cell office:value-type="float" office:value="60.5237" calcext:value-type="float">
            <text:p>60.5237</text:p>
          </table:table-cell>
          <table:table-cell office:value-type="float" office:value="59.5417" calcext:value-type="float">
            <text:p>59.5417</text:p>
          </table:table-cell>
          <table:table-cell office:value-type="float" office:value="60.2291" calcext:value-type="float">
            <text:p>60.2291</text:p>
          </table:table-cell>
          <table:table-cell office:value-type="float" office:value="59.5908" calcext:value-type="float">
            <text:p>59.5908</text:p>
          </table:table-cell>
          <table:table-cell office:value-type="float" office:value="61.3584" calcext:value-type="float">
            <text:p>61.3584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61.4566" calcext:value-type="float">
            <text:p>61.4566</text:p>
          </table:table-cell>
          <table:table-cell office:value-type="float" office:value="61.3912" calcext:value-type="float">
            <text:p>61.3912</text:p>
          </table:table-cell>
          <table:table-cell table:number-columns-repeated="2" office:value-type="float" office:value="61.4075" calcext:value-type="float">
            <text:p>61.4075</text:p>
          </table:table-cell>
          <table:table-cell office:value-type="float" office:value="57.6105" calcext:value-type="float">
            <text:p>57.6105</text:p>
          </table:table-cell>
          <table:table-cell office:value-type="float" office:value="61.653" calcext:value-type="float">
            <text:p>61.653</text:p>
          </table:table-cell>
          <table:table-cell office:value-type="float" office:value="61.2766" calcext:value-type="float">
            <text:p>61.2766</text:p>
          </table:table-cell>
          <table:table-cell office:value-type="float" office:value="58.1833" calcext:value-type="float">
            <text:p>58.1833</text:p>
          </table:table-cell>
          <table:table-cell office:value-type="float" office:value="56.9231" calcext:value-type="float">
            <text:p>56.9231</text:p>
          </table:table-cell>
          <table:table-cell office:value-type="float" office:value="59.4272" calcext:value-type="float">
            <text:p>59.4272</text:p>
          </table:table-cell>
          <table:table-cell office:value-type="float" office:value="53.4697" calcext:value-type="float">
            <text:p>53.4697</text:p>
          </table:table-cell>
          <table:table-cell office:value-type="float" office:value="59.9673" calcext:value-type="float">
            <text:p>59.9673</text:p>
          </table:table-cell>
          <table:table-cell office:value-type="float" office:value="49.6727" calcext:value-type="float">
            <text:p>49.6727</text:p>
          </table:table-cell>
          <table:table-cell office:value-type="float" office:value="57.3813" calcext:value-type="float">
            <text:p>57.3813</text:p>
          </table:table-cell>
          <table:table-cell office:value-type="float" office:value="51.3584" calcext:value-type="float">
            <text:p>51.3584</text:p>
          </table:table-cell>
          <table:table-cell office:value-type="float" office:value="61.6858" calcext:value-type="float">
            <text:p>61.6858</text:p>
          </table:table-cell>
          <table:table-cell office:value-type="float" office:value="61.5221" calcext:value-type="float">
            <text:p>61.5221</text:p>
          </table:table-cell>
          <table:table-cell office:value-type="float" office:value="62.7823" calcext:value-type="float">
            <text:p>62.7823</text:p>
          </table:table-cell>
          <table:table-cell office:value-type="float" office:value="59.7545" calcext:value-type="float">
            <text:p>59.7545</text:p>
          </table:table-cell>
          <table:table-cell office:value-type="float" office:value="60.3273" calcext:value-type="float">
            <text:p>60.3273</text:p>
          </table:table-cell>
          <table:table-cell office:value-type="float" office:value="49.2308" calcext:value-type="float">
            <text:p>49.2308</text:p>
          </table:table-cell>
          <table:table-cell office:value-type="float" office:value="48.4779" calcext:value-type="float">
            <text:p>48.4779</text:p>
          </table:table-cell>
          <table:table-cell office:value-type="float" office:value="61.2111" calcext:value-type="float">
            <text:p>61.2111</text:p>
          </table:table-cell>
          <table:table-cell office:value-type="float" office:value="52.5532" calcext:value-type="float">
            <text:p>52.5532</text:p>
          </table:table-cell>
          <table:table-cell office:value-type="float" office:value="52.635" calcext:value-type="float">
            <text:p>52.635</text:p>
          </table:table-cell>
          <table:table-cell office:value-type="float" office:value="48.7889" calcext:value-type="float">
            <text:p>48.7889</text:p>
          </table:table-cell>
          <table:table-cell office:value-type="float" office:value="47.1031" calcext:value-type="float">
            <text:p>47.1031</text:p>
          </table:table-cell>
          <table:table-cell office:value-type="float" office:value="54.8609" calcext:value-type="float">
            <text:p>54.8609</text:p>
          </table:table-cell>
          <table:table-cell office:value-type="float" office:value="51.6039" calcext:value-type="float">
            <text:p>51.6039</text:p>
          </table:table-cell>
          <table:table-cell office:value-type="float" office:value="48.1669" calcext:value-type="float">
            <text:p>48.1669</text:p>
          </table:table-cell>
          <table:table-cell office:value-type="float" office:value="55.9738" calcext:value-type="float">
            <text:p>55.9738</text:p>
          </table:table-cell>
          <table:table-cell office:value-type="float" office:value="55.5319" calcext:value-type="float">
            <text:p>55.5319</text:p>
          </table:table-cell>
          <table:table-cell office:value-type="float" office:value="58.838" calcext:value-type="float">
            <text:p>58.838</text:p>
          </table:table-cell>
          <table:table-cell office:value-type="float" office:value="53.7152" calcext:value-type="float">
            <text:p>53.7152</text:p>
          </table:table-cell>
          <table:table-cell office:value-type="float" office:value="38.5106" calcext:value-type="float">
            <text:p>38.5106</text:p>
          </table:table-cell>
          <table:table-cell office:value-type="float" office:value="43.1097" calcext:value-type="float">
            <text:p>43.1097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46.3502" calcext:value-type="float">
            <text:p>46.3502</text:p>
          </table:table-cell>
          <table:table-cell office:value-type="float" office:value="40.7365" calcext:value-type="float">
            <text:p>40.7365</text:p>
          </table:table-cell>
          <table:table-cell office:value-type="float" office:value="38.1997" calcext:value-type="float">
            <text:p>38.1997</text:p>
          </table:table-cell>
          <table:table-cell office:value-type="float" office:value="39.5581" calcext:value-type="float">
            <text:p>39.5581</text:p>
          </table:table-cell>
          <table:table-cell office:value-type="float" office:value="42.3241" calcext:value-type="float">
            <text:p>42.3241</text:p>
          </table:table-cell>
          <table:table-cell office:value-type="float" office:value="38.3797" calcext:value-type="float">
            <text:p>38.3797</text:p>
          </table:table-cell>
          <table:table-cell office:value-type="float" office:value="34.0753" calcext:value-type="float">
            <text:p>34.0753</text:p>
          </table:table-cell>
          <table:table-cell office:value-type="float" office:value="41.9967" calcext:value-type="float">
            <text:p>41.9967</text:p>
          </table:table-cell>
          <table:table-cell office:value-type="float" office:value="36.6448" calcext:value-type="float">
            <text:p>36.6448</text:p>
          </table:table-cell>
          <table:table-cell office:value-type="float" office:value="36.5794" calcext:value-type="float">
            <text:p>36.5794</text:p>
          </table:table-cell>
          <table:table-cell office:value-type="float" office:value="46.0884" calcext:value-type="float">
            <text:p>46.0884</text:p>
          </table:table-cell>
          <table:table-cell office:value-type="float" office:value="41.4239" calcext:value-type="float">
            <text:p>41.4239</text:p>
          </table:table-cell>
          <table:table-cell office:value-type="float" office:value="40.0655" calcext:value-type="float">
            <text:p>40.0655</text:p>
          </table:table-cell>
          <table:table-cell office:value-type="float" office:value="41.1293" calcext:value-type="float">
            <text:p>41.1293</text:p>
          </table:table-cell>
          <table:table-cell office:value-type="float" office:value="37.7414" calcext:value-type="float">
            <text:p>37.7414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35.581" calcext:value-type="float">
            <text:p>35.581</text:p>
          </table:table-cell>
          <table:table-cell office:value-type="float" office:value="37.5941" calcext:value-type="float">
            <text:p>37.5941</text:p>
          </table:table-cell>
          <table:table-cell office:value-type="float" office:value="38.8543" calcext:value-type="float">
            <text:p>38.8543</text:p>
          </table:table-cell>
          <table:table-cell office:value-type="float" office:value="37.4632" calcext:value-type="float">
            <text:p>37.4632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41.3257" calcext:value-type="float">
            <text:p>41.3257</text:p>
          </table:table-cell>
          <table:table-cell office:value-type="float" office:value="42.3895" calcext:value-type="float">
            <text:p>42.3895</text:p>
          </table:table-cell>
          <table:table-cell office:value-type="float" office:value="37.5286" calcext:value-type="float">
            <text:p>37.5286</text:p>
          </table:table-cell>
          <table:table-cell office:value-type="float" office:value="38.5925" calcext:value-type="float">
            <text:p>38.5925</text:p>
          </table:table-cell>
          <table:table-cell office:value-type="float" office:value="41.1293" calcext:value-type="float">
            <text:p>41.1293</text:p>
          </table:table-cell>
          <table:table-cell office:value-type="float" office:value="40.1964" calcext:value-type="float">
            <text:p>40.1964</text:p>
          </table:table-cell>
          <table:table-cell office:value-type="float" office:value="42.144" calcext:value-type="float">
            <text:p>42.144</text:p>
          </table:table-cell>
          <table:table-cell office:value-type="float" office:value="39.3453" calcext:value-type="float">
            <text:p>39.3453</text:p>
          </table:table-cell>
          <table:table-cell office:value-type="float" office:value="38.1178" calcext:value-type="float">
            <text:p>38.1178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41.9313" calcext:value-type="float">
            <text:p>41.9313</text:p>
          </table:table-cell>
          <table:table-cell office:value-type="float" office:value="40.7856" calcext:value-type="float">
            <text:p>40.7856</text:p>
          </table:table-cell>
          <table:table-cell office:value-type="float" office:value="42.8969" calcext:value-type="float">
            <text:p>42.8969</text:p>
          </table:table-cell>
          <table:table-cell office:value-type="float" office:value="41.9149" calcext:value-type="float">
            <text:p>41.9149</text:p>
          </table:table-cell>
          <table:table-cell office:value-type="float" office:value="39.1162" calcext:value-type="float">
            <text:p>39.1162</text:p>
          </table:table-cell>
          <table:table-cell office:value-type="float" office:value="39.3944" calcext:value-type="float">
            <text:p>39.3944</text:p>
          </table:table-cell>
          <table:table-cell office:value-type="float" office:value="38.7889" calcext:value-type="float">
            <text:p>38.7889</text:p>
          </table:table-cell>
          <table:table-cell office:value-type="float" office:value="42.0622" calcext:value-type="float">
            <text:p>42.0622</text:p>
          </table:table-cell>
          <table:table-cell office:value-type="float" office:value="43.4043" calcext:value-type="float">
            <text:p>43.4043</text:p>
          </table:table-cell>
        </table:table-row>
        <table:table-row table:style-name="ro1">
          <table:table-cell office:value-type="string" calcext:value-type="string">
            <text:p>stop75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3993" calcext:value-type="float">
            <text:p>66.3993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office:value-type="float" office:value="67.2177" calcext:value-type="float">
            <text:p>67.2177</text:p>
          </table:table-cell>
          <table:table-cell office:value-type="float" office:value="60.6874" calcext:value-type="float">
            <text:p>60.6874</text:p>
          </table:table-cell>
          <table:table-cell office:value-type="float" office:value="60.671" calcext:value-type="float">
            <text:p>60.671</text:p>
          </table:table-cell>
          <table:table-cell office:value-type="float" office:value="60.4255" calcext:value-type="float">
            <text:p>60.4255</text:p>
          </table:table-cell>
          <table:table-cell office:value-type="float" office:value="60.491" calcext:value-type="float">
            <text:p>60.491</text:p>
          </table:table-cell>
          <table:table-cell table:number-columns-repeated="2" office:value-type="float" office:value="59.5254" calcext:value-type="float">
            <text:p>59.5254</text:p>
          </table:table-cell>
          <table:table-cell office:value-type="float" office:value="59.5908" calcext:value-type="float">
            <text:p>59.5908</text:p>
          </table:table-cell>
          <table:table-cell office:value-type="float" office:value="61.3584" calcext:value-type="float">
            <text:p>61.3584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61.4566" calcext:value-type="float">
            <text:p>61.4566</text:p>
          </table:table-cell>
          <table:table-cell office:value-type="float" office:value="61.3912" calcext:value-type="float">
            <text:p>61.3912</text:p>
          </table:table-cell>
          <table:table-cell office:value-type="float" office:value="61.3421" calcext:value-type="float">
            <text:p>61.3421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55.7938" calcext:value-type="float">
            <text:p>55.7938</text:p>
          </table:table-cell>
          <table:table-cell office:value-type="float" office:value="61.653" calcext:value-type="float">
            <text:p>61.653</text:p>
          </table:table-cell>
          <table:table-cell office:value-type="float" office:value="58.1506" calcext:value-type="float">
            <text:p>58.1506</text:p>
          </table:table-cell>
          <table:table-cell office:value-type="float" office:value="57.4468" calcext:value-type="float">
            <text:p>57.4468</text:p>
          </table:table-cell>
          <table:table-cell office:value-type="float" office:value="52.9951" calcext:value-type="float">
            <text:p>52.9951</text:p>
          </table:table-cell>
          <table:table-cell office:value-type="float" office:value="54.6318" calcext:value-type="float">
            <text:p>54.6318</text:p>
          </table:table-cell>
          <table:table-cell office:value-type="float" office:value="53.2897" calcext:value-type="float">
            <text:p>53.2897</text:p>
          </table:table-cell>
          <table:table-cell office:value-type="float" office:value="59.9673" calcext:value-type="float">
            <text:p>59.9673</text:p>
          </table:table-cell>
          <table:table-cell office:value-type="float" office:value="49.4108" calcext:value-type="float">
            <text:p>49.4108</text:p>
          </table:table-cell>
          <table:table-cell office:value-type="float" office:value="53.7643" calcext:value-type="float">
            <text:p>53.7643</text:p>
          </table:table-cell>
          <table:table-cell office:value-type="float" office:value="48.2488" calcext:value-type="float">
            <text:p>48.2488</text:p>
          </table:table-cell>
          <table:table-cell office:value-type="float" office:value="59.7545" calcext:value-type="float">
            <text:p>59.7545</text:p>
          </table:table-cell>
          <table:table-cell office:value-type="float" office:value="59.3781" calcext:value-type="float">
            <text:p>59.3781</text:p>
          </table:table-cell>
          <table:table-cell office:value-type="float" office:value="56.1211" calcext:value-type="float">
            <text:p>56.1211</text:p>
          </table:table-cell>
          <table:table-cell office:value-type="float" office:value="54.2226" calcext:value-type="float">
            <text:p>54.2226</text:p>
          </table:table-cell>
          <table:table-cell office:value-type="float" office:value="57.545" calcext:value-type="float">
            <text:p>57.545</text:p>
          </table:table-cell>
          <table:table-cell office:value-type="float" office:value="47.2668" calcext:value-type="float">
            <text:p>47.2668</text:p>
          </table:table-cell>
          <table:table-cell office:value-type="float" office:value="46.9722" calcext:value-type="float">
            <text:p>46.9722</text:p>
          </table:table-cell>
          <table:table-cell office:value-type="float" office:value="57.7578" calcext:value-type="float">
            <text:p>57.7578</text:p>
          </table:table-cell>
          <table:table-cell office:value-type="float" office:value="49.9018" calcext:value-type="float">
            <text:p>49.9018</text:p>
          </table:table-cell>
          <table:table-cell office:value-type="float" office:value="51.8003" calcext:value-type="float">
            <text:p>51.8003</text:p>
          </table:table-cell>
          <table:table-cell office:value-type="float" office:value="47.0704" calcext:value-type="float">
            <text:p>47.0704</text:p>
          </table:table-cell>
          <table:table-cell office:value-type="float" office:value="46.1047" calcext:value-type="float">
            <text:p>46.1047</text:p>
          </table:table-cell>
          <table:table-cell office:value-type="float" office:value="54.5499" calcext:value-type="float">
            <text:p>54.5499</text:p>
          </table:table-cell>
          <table:table-cell office:value-type="float" office:value="51.6039" calcext:value-type="float">
            <text:p>51.6039</text:p>
          </table:table-cell>
          <table:table-cell office:value-type="float" office:value="42.1768" calcext:value-type="float">
            <text:p>42.1768</text:p>
          </table:table-cell>
          <table:table-cell office:value-type="float" office:value="47.1195" calcext:value-type="float">
            <text:p>47.1195</text:p>
          </table:table-cell>
          <table:table-cell office:value-type="float" office:value="54.5827" calcext:value-type="float">
            <text:p>54.5827</text:p>
          </table:table-cell>
          <table:table-cell office:value-type="float" office:value="53.5352" calcext:value-type="float">
            <text:p>53.5352</text:p>
          </table:table-cell>
          <table:table-cell office:value-type="float" office:value="51.3093" calcext:value-type="float">
            <text:p>51.3093</text:p>
          </table:table-cell>
          <table:table-cell office:value-type="float" office:value="38.0851" calcext:value-type="float">
            <text:p>38.0851</text:p>
          </table:table-cell>
          <table:table-cell office:value-type="float" office:value="38.2488" calcext:value-type="float">
            <text:p>38.2488</text:p>
          </table:table-cell>
          <table:table-cell office:value-type="float" office:value="34.7463" calcext:value-type="float">
            <text:p>34.7463</text:p>
          </table:table-cell>
          <table:table-cell office:value-type="float" office:value="45.4337" calcext:value-type="float">
            <text:p>45.4337</text:p>
          </table:table-cell>
          <table:table-cell office:value-type="float" office:value="38.527" calcext:value-type="float">
            <text:p>38.527</text:p>
          </table:table-cell>
          <table:table-cell office:value-type="float" office:value="34.1571" calcext:value-type="float">
            <text:p>34.1571</text:p>
          </table:table-cell>
          <table:table-cell office:value-type="float" office:value="38.5434" calcext:value-type="float">
            <text:p>38.5434</text:p>
          </table:table-cell>
          <table:table-cell office:value-type="float" office:value="39.2635" calcext:value-type="float">
            <text:p>39.2635</text:p>
          </table:table-cell>
          <table:table-cell office:value-type="float" office:value="35.3355" calcext:value-type="float">
            <text:p>35.3355</text:p>
          </table:table-cell>
          <table:table-cell office:value-type="float" office:value="32.6678" calcext:value-type="float">
            <text:p>32.6678</text:p>
          </table:table-cell>
          <table:table-cell office:value-type="float" office:value="34.8773" calcext:value-type="float">
            <text:p>34.8773</text:p>
          </table:table-cell>
          <table:table-cell office:value-type="float" office:value="35.2373" calcext:value-type="float">
            <text:p>35.2373</text:p>
          </table:table-cell>
          <table:table-cell office:value-type="float" office:value="36.383" calcext:value-type="float">
            <text:p>36.383</text:p>
          </table:table-cell>
          <table:table-cell office:value-type="float" office:value="41.784" calcext:value-type="float">
            <text:p>41.784</text:p>
          </table:table-cell>
          <table:table-cell office:value-type="float" office:value="39.1653" calcext:value-type="float">
            <text:p>39.1653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39.2799" calcext:value-type="float">
            <text:p>39.2799</text:p>
          </table:table-cell>
          <table:table-cell office:value-type="float" office:value="36.3993" calcext:value-type="float">
            <text:p>36.3993</text:p>
          </table:table-cell>
          <table:table-cell office:value-type="float" office:value="42.7987" calcext:value-type="float">
            <text:p>42.7987</text:p>
          </table:table-cell>
          <table:table-cell office:value-type="float" office:value="35.4992" calcext:value-type="float">
            <text:p>35.4992</text:p>
          </table:table-cell>
          <table:table-cell office:value-type="float" office:value="35.892" calcext:value-type="float">
            <text:p>35.892</text:p>
          </table:table-cell>
          <table:table-cell office:value-type="float" office:value="38.347" calcext:value-type="float">
            <text:p>38.347</text:p>
          </table:table-cell>
          <table:table-cell office:value-type="float" office:value="37.4632" calcext:value-type="float">
            <text:p>37.4632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34.2717" calcext:value-type="float">
            <text:p>34.2717</text:p>
          </table:table-cell>
          <table:table-cell office:value-type="float" office:value="38.6907" calcext:value-type="float">
            <text:p>38.6907</text:p>
          </table:table-cell>
          <table:table-cell office:value-type="float" office:value="37.5286" calcext:value-type="float">
            <text:p>37.5286</text:p>
          </table:table-cell>
          <table:table-cell office:value-type="float" office:value="37.6596" calcext:value-type="float">
            <text:p>37.6596</text:p>
          </table:table-cell>
          <table:table-cell office:value-type="float" office:value="38.5106" calcext:value-type="float">
            <text:p>38.5106</text:p>
          </table:table-cell>
          <table:table-cell office:value-type="float" office:value="37.9542" calcext:value-type="float">
            <text:p>37.9542</text:p>
          </table:table-cell>
          <table:table-cell office:value-type="float" office:value="38.1833" calcext:value-type="float">
            <text:p>38.1833</text:p>
          </table:table-cell>
          <table:table-cell office:value-type="float" office:value="35.9247" calcext:value-type="float">
            <text:p>35.9247</text:p>
          </table:table-cell>
          <table:table-cell office:value-type="float" office:value="36.0556" calcext:value-type="float">
            <text:p>36.0556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39.509" calcext:value-type="float">
            <text:p>39.509</text:p>
          </table:table-cell>
          <table:table-cell office:value-type="float" office:value="34.6809" calcext:value-type="float">
            <text:p>34.6809</text:p>
          </table:table-cell>
          <table:table-cell office:value-type="float" office:value="37.3159" calcext:value-type="float">
            <text:p>37.3159</text:p>
          </table:table-cell>
          <table:table-cell office:value-type="float" office:value="33.6661" calcext:value-type="float">
            <text:p>33.6661</text:p>
          </table:table-cell>
          <table:table-cell office:value-type="float" office:value="36.4484" calcext:value-type="float">
            <text:p>36.4484</text:p>
          </table:table-cell>
          <table:table-cell office:value-type="float" office:value="33.6989" calcext:value-type="float">
            <text:p>33.6989</text:p>
          </table:table-cell>
          <table:table-cell office:value-type="float" office:value="36.2029" calcext:value-type="float">
            <text:p>36.2029</text:p>
          </table:table-cell>
          <table:table-cell office:value-type="float" office:value="41.2602" calcext:value-type="float">
            <text:p>41.2602</text:p>
          </table:table-cell>
          <table:table-cell office:value-type="float" office:value="38.1178" calcext:value-type="float">
            <text:p>38.1178</text:p>
          </table:table-cell>
        </table:table-row>
        <table:table-row table:style-name="ro1">
          <table:table-cell office:value-type="string" calcext:value-type="string">
            <text:p>stop5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6776" calcext:value-type="float">
            <text:p>66.6776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table:number-columns-repeated="4" office:value-type="float" office:value="67.2177" calcext:value-type="float">
            <text:p>67.2177</text:p>
          </table:table-cell>
          <table:table-cell office:value-type="float" office:value="62.1604" calcext:value-type="float">
            <text:p>62.1604</text:p>
          </table:table-cell>
          <table:table-cell office:value-type="float" office:value="65.581" calcext:value-type="float">
            <text:p>65.581</text:p>
          </table:table-cell>
          <table:table-cell office:value-type="float" office:value="60.8511" calcext:value-type="float">
            <text:p>60.8511</text:p>
          </table:table-cell>
          <table:table-cell office:value-type="float" office:value="60.8838" calcext:value-type="float">
            <text:p>60.8838</text:p>
          </table:table-cell>
          <table:table-cell office:value-type="float" office:value="61.4239" calcext:value-type="float">
            <text:p>61.4239</text:p>
          </table:table-cell>
          <table:table-cell office:value-type="float" office:value="61.4403" calcext:value-type="float">
            <text:p>61.4403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61.5221" calcext:value-type="float">
            <text:p>61.5221</text:p>
          </table:table-cell>
          <table:table-cell office:value-type="float" office:value="61.9149" calcext:value-type="float">
            <text:p>61.9149</text:p>
          </table:table-cell>
          <table:table-cell office:value-type="float" office:value="66.5957" calcext:value-type="float">
            <text:p>66.5957</text:p>
          </table:table-cell>
          <table:table-cell office:value-type="float" office:value="66.6612" calcext:value-type="float">
            <text:p>66.6612</text:p>
          </table:table-cell>
          <table:table-cell office:value-type="float" office:value="66.7267" calcext:value-type="float">
            <text:p>66.7267</text:p>
          </table:table-cell>
          <table:table-cell table:number-columns-repeated="2" office:value-type="float" office:value="66.743" calcext:value-type="float">
            <text:p>66.743</text:p>
          </table:table-cell>
          <table:table-cell table:number-columns-repeated="3" office:value-type="float" office:value="66.7594" calcext:value-type="float">
            <text:p>66.7594</text:p>
          </table:table-cell>
          <table:table-cell office:value-type="float" office:value="66.2684" calcext:value-type="float">
            <text:p>66.2684</text:p>
          </table:table-cell>
          <table:table-cell office:value-type="float" office:value="66.2193" calcext:value-type="float">
            <text:p>66.2193</text:p>
          </table:table-cell>
          <table:table-cell office:value-type="float" office:value="66.6448" calcext:value-type="float">
            <text:p>66.6448</text:p>
          </table:table-cell>
          <table:table-cell office:value-type="float" office:value="66.8249" calcext:value-type="float">
            <text:p>66.8249</text:p>
          </table:table-cell>
          <table:table-cell table:number-columns-repeated="2" office:value-type="float" office:value="68.9034" calcext:value-type="float">
            <text:p>68.9034</text:p>
          </table:table-cell>
          <table:table-cell office:value-type="float" office:value="68.5434" calcext:value-type="float">
            <text:p>68.5434</text:p>
          </table:table-cell>
          <table:table-cell office:value-type="float" office:value="68.4943" calcext:value-type="float">
            <text:p>68.4943</text:p>
          </table:table-cell>
          <table:table-cell office:value-type="float" office:value="68.4124" calcext:value-type="float">
            <text:p>68.4124</text:p>
          </table:table-cell>
          <table:table-cell office:value-type="float" office:value="68.7234" calcext:value-type="float">
            <text:p>68.7234</text:p>
          </table:table-cell>
          <table:table-cell office:value-type="float" office:value="68.3142" calcext:value-type="float">
            <text:p>68.3142</text:p>
          </table:table-cell>
          <table:table-cell office:value-type="float" office:value="67.8069" calcext:value-type="float">
            <text:p>67.8069</text:p>
          </table:table-cell>
          <table:table-cell office:value-type="float" office:value="71.4403" calcext:value-type="float">
            <text:p>71.4403</text:p>
          </table:table-cell>
          <table:table-cell table:number-columns-repeated="2" office:value-type="float" office:value="70.0491" calcext:value-type="float">
            <text:p>70.0491</text:p>
          </table:table-cell>
          <table:table-cell office:value-type="float" office:value="70.1964" calcext:value-type="float">
            <text:p>70.1964</text:p>
          </table:table-cell>
          <table:table-cell office:value-type="float" office:value="81.6694" calcext:value-type="float">
            <text:p>81.6694</text:p>
          </table:table-cell>
          <table:table-cell office:value-type="float" office:value="61.2602" calcext:value-type="float">
            <text:p>61.2602</text:p>
          </table:table-cell>
          <table:table-cell office:value-type="float" office:value="75.8429" calcext:value-type="float">
            <text:p>75.8429</text:p>
          </table:table-cell>
          <table:table-cell office:value-type="float" office:value="81.8003" calcext:value-type="float">
            <text:p>81.8003</text:p>
          </table:table-cell>
          <table:table-cell table:number-columns-repeated="2" office:value-type="float" office:value="83.748" calcext:value-type="float">
            <text:p>83.748</text:p>
          </table:table-cell>
          <table:table-cell table:number-columns-repeated="2" office:value-type="float" office:value="88.0851" calcext:value-type="float">
            <text:p>88.0851</text:p>
          </table:table-cell>
          <table:table-cell office:value-type="float" office:value="88.4124" calcext:value-type="float">
            <text:p>88.4124</text:p>
          </table:table-cell>
          <table:table-cell office:value-type="float" office:value="80.0655" calcext:value-type="float">
            <text:p>80.0655</text:p>
          </table:table-cell>
          <table:table-cell table:number-columns-repeated="3" office:value-type="float" office:value="79.6236" calcext:value-type="float">
            <text:p>79.6236</text:p>
          </table:table-cell>
          <table:table-cell table:number-columns-repeated="3" office:value-type="float" office:value="79.6399" calcext:value-type="float">
            <text:p>79.6399</text:p>
          </table:table-cell>
          <table:table-cell table:number-columns-repeated="6" office:value-type="float" office:value="79.6727" calcext:value-type="float">
            <text:p>79.6727</text:p>
          </table:table-cell>
          <table:table-cell table:number-columns-repeated="5" office:value-type="float" office:value="79.3617" calcext:value-type="float">
            <text:p>79.3617</text:p>
          </table:table-cell>
          <table:table-cell office:value-type="float" office:value="79.4435" calcext:value-type="float">
            <text:p>79.4435</text:p>
          </table:table-cell>
          <table:table-cell office:value-type="float" office:value="63.4534" calcext:value-type="float">
            <text:p>63.4534</text:p>
          </table:table-cell>
          <table:table-cell table:number-columns-repeated="3" office:value-type="float" office:value="63.2897" calcext:value-type="float">
            <text:p>63.2897</text:p>
          </table:table-cell>
          <table:table-cell table:number-columns-repeated="3" office:value-type="float" office:value="63.2733" calcext:value-type="float">
            <text:p>63.2733</text:p>
          </table:table-cell>
          <table:table-cell office:value-type="float" office:value="61.7021" calcext:value-type="float">
            <text:p>61.7021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62.8151" calcext:value-type="float">
            <text:p>62.8151</text:p>
          </table:table-cell>
          <table:table-cell table:number-columns-repeated="2" office:value-type="float" office:value="62.7987" calcext:value-type="float">
            <text:p>62.7987</text:p>
          </table:table-cell>
          <table:table-cell table:number-columns-repeated="2" office:value-type="float" office:value="62.8478" calcext:value-type="float">
            <text:p>62.8478</text:p>
          </table:table-cell>
          <table:table-cell table:number-columns-repeated="2" office:value-type="float" office:value="62.8151" calcext:value-type="float">
            <text:p>62.8151</text:p>
          </table:table-cell>
          <table:table-cell table:number-columns-repeated="2" office:value-type="float" office:value="61.3748" calcext:value-type="float">
            <text:p>61.3748</text:p>
          </table:table-cell>
          <table:table-cell office:value-type="float" office:value="62.2586" calcext:value-type="float">
            <text:p>62.2586</text:p>
          </table:table-cell>
          <table:table-cell office:value-type="float" office:value="61.3748" calcext:value-type="float">
            <text:p>61.3748</text:p>
          </table:table-cell>
          <table:table-cell office:value-type="float" office:value="61.473" calcext:value-type="float">
            <text:p>61.473</text:p>
          </table:table-cell>
          <table:table-cell office:value-type="float" office:value="61.4239" calcext:value-type="float">
            <text:p>61.4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5:52:24.28304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16:43:33.999766855</dc:date>
    <meta:editing-duration>PT1H6M5S</meta:editing-duration>
    <meta:editing-cycles>6</meta:editing-cycles>
    <meta:generator>LibreOffice/5.1.4.2$Linux_X86_64 LibreOffice_project/10m0$Build-2</meta:generator>
    <meta:document-statistic meta:table-count="1" meta:cell-count="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7.524cm" svg:height="21.091cm" xlink:href=".." xlink:type="simple" chart:class="chart:scatter" chart:row-mapping="1 3 2" chart:style-name="ch1">
        <chart:title svg:x="18.599cm" svg:y="0.557cm" chart:style-name="ch2">
          <text:p>Instancja ch130.tsp (deterministyczny tabu search)</text:p>
        </chart:title>
        <chart:subtitle svg:x="15.647cm" svg:y="1.359cm" chart:style-name="ch3">
          <text:p>Zależność procentowego błędu znalezionego rozwiązania od długości kadencji macierzy tabu</text:p>
        </chart:subtitle>
        <chart:legend chart:legend-position="end" svg:x="44.963cm" svg:y="9.748cm" style:legend-expansion="high" chart:style-name="ch4"/>
        <chart:plot-area chart:style-name="ch5" table:cell-range-address="test_tt_1.B1:test_tt_1.CW3 test_tt_1.A2:test_tt_1.A3 test_tt_1.A4:test_tt_1.CW4" chart:data-source-has-labels="column" svg:x="2.067cm" svg:y="2.533cm" svg:width="42.425cm" svg:height="17.448cm">
          <chartooo:coordinate-region svg:x="2.874cm" svg:y="2.732cm" svg:width="41.339cm" svg:height="16.602cm"/>
          <chart:axis chart:dimension="x" chart:name="primary-x" chart:style-name="ch6">
            <chart:title svg:x="22.534cm" svg:y="20.402cm" chart:style-name="ch7">
              <text:p>Kadencja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557cm" svg:y="14.873cm" chart:style-name="ch10">
              <text:p>Błąd w stosunku do rozwiązania optymalnego [%]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test_tt_1.B2:test_tt_1.CW2" chart:label-cell-address="test_tt_1.A2:test_tt_1.A2" chart:class="chart:scatter">
            <chart:domain table:cell-range-address="test_tt_1.B1:test_tt_1.CW1"/>
            <chart:data-point chart:repeated="100"/>
          </chart:series>
          <chart:series chart:style-name="ch12" chart:values-cell-range-address="test_tt_1.B4:test_tt_1.CW4" chart:label-cell-address="test_tt_1.A4:test_tt_1.A4" chart:class="chart:scatter">
            <chart:data-point chart:repeated="100"/>
          </chart:series>
          <chart:series chart:style-name="ch13" chart:values-cell-range-address="test_tt_1.B3:test_tt_1.CW3" chart:label-cell-address="test_tt_1.A3:test_tt_1.A3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_tt_1.B1:test_tt_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op500</text:p>
                <draw:g>
                  <svg:desc>test_tt_1.A2:test_tt_1.A2</svg:desc>
                </draw:g>
              </table:table-cell>
              <table:table-cell office:value-type="float" office:value="90.1964">
                <text:p>90.1964</text:p>
                <draw:g>
                  <svg:desc>test_tt_1.B2:test_tt_1.CW2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3993">
                <text:p>66.3993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0.6874">
                <text:p>60.6874</text:p>
              </table:table-cell>
              <table:table-cell office:value-type="float" office:value="60.671">
                <text:p>60.671</text:p>
              </table:table-cell>
              <table:table-cell office:value-type="float" office:value="60.491">
                <text:p>60.491</text:p>
              </table:table-cell>
              <table:table-cell office:value-type="float" office:value="60.5237">
                <text:p>60.5237</text:p>
              </table:table-cell>
              <table:table-cell office:value-type="float" office:value="59.5417">
                <text:p>59.5417</text:p>
              </table:table-cell>
              <table:table-cell office:value-type="float" office:value="60.2291">
                <text:p>60.2291</text:p>
              </table:table-cell>
              <table:table-cell office:value-type="float" office:value="59.5908">
                <text:p>59.5908</text:p>
              </table:table-cell>
              <table:table-cell office:value-type="float" office:value="61.3584">
                <text:p>61.3584</text:p>
              </table:table-cell>
              <table:table-cell office:value-type="float" office:value="61.4075">
                <text:p>61.4075</text:p>
              </table:table-cell>
              <table:table-cell office:value-type="float" office:value="61.4566">
                <text:p>61.4566</text:p>
              </table:table-cell>
              <table:table-cell office:value-type="float" office:value="61.3912">
                <text:p>61.3912</text:p>
              </table:table-cell>
              <table:table-cell office:value-type="float" office:value="61.4075">
                <text:p>61.4075</text:p>
              </table:table-cell>
              <table:table-cell office:value-type="float" office:value="61.4075">
                <text:p>61.4075</text:p>
              </table:table-cell>
              <table:table-cell office:value-type="float" office:value="57.6105">
                <text:p>57.6105</text:p>
              </table:table-cell>
              <table:table-cell office:value-type="float" office:value="61.653">
                <text:p>61.653</text:p>
              </table:table-cell>
              <table:table-cell office:value-type="float" office:value="61.2766">
                <text:p>61.2766</text:p>
              </table:table-cell>
              <table:table-cell office:value-type="float" office:value="58.1833">
                <text:p>58.1833</text:p>
              </table:table-cell>
              <table:table-cell office:value-type="float" office:value="56.9231">
                <text:p>56.9231</text:p>
              </table:table-cell>
              <table:table-cell office:value-type="float" office:value="59.4272">
                <text:p>59.4272</text:p>
              </table:table-cell>
              <table:table-cell office:value-type="float" office:value="53.4697">
                <text:p>53.4697</text:p>
              </table:table-cell>
              <table:table-cell office:value-type="float" office:value="59.9673">
                <text:p>59.9673</text:p>
              </table:table-cell>
              <table:table-cell office:value-type="float" office:value="49.6727">
                <text:p>49.6727</text:p>
              </table:table-cell>
              <table:table-cell office:value-type="float" office:value="57.3813">
                <text:p>57.3813</text:p>
              </table:table-cell>
              <table:table-cell office:value-type="float" office:value="51.3584">
                <text:p>51.3584</text:p>
              </table:table-cell>
              <table:table-cell office:value-type="float" office:value="61.6858">
                <text:p>61.6858</text:p>
              </table:table-cell>
              <table:table-cell office:value-type="float" office:value="61.5221">
                <text:p>61.5221</text:p>
              </table:table-cell>
              <table:table-cell office:value-type="float" office:value="62.7823">
                <text:p>62.7823</text:p>
              </table:table-cell>
              <table:table-cell office:value-type="float" office:value="59.7545">
                <text:p>59.7545</text:p>
              </table:table-cell>
              <table:table-cell office:value-type="float" office:value="60.3273">
                <text:p>60.3273</text:p>
              </table:table-cell>
              <table:table-cell office:value-type="float" office:value="49.2308">
                <text:p>49.2308</text:p>
              </table:table-cell>
              <table:table-cell office:value-type="float" office:value="48.4779">
                <text:p>48.4779</text:p>
              </table:table-cell>
              <table:table-cell office:value-type="float" office:value="61.2111">
                <text:p>61.2111</text:p>
              </table:table-cell>
              <table:table-cell office:value-type="float" office:value="52.5532">
                <text:p>52.5532</text:p>
              </table:table-cell>
              <table:table-cell office:value-type="float" office:value="52.635">
                <text:p>52.635</text:p>
              </table:table-cell>
              <table:table-cell office:value-type="float" office:value="48.7889">
                <text:p>48.7889</text:p>
              </table:table-cell>
              <table:table-cell office:value-type="float" office:value="47.1031">
                <text:p>47.1031</text:p>
              </table:table-cell>
              <table:table-cell office:value-type="float" office:value="54.8609">
                <text:p>54.8609</text:p>
              </table:table-cell>
              <table:table-cell office:value-type="float" office:value="51.6039">
                <text:p>51.6039</text:p>
              </table:table-cell>
              <table:table-cell office:value-type="float" office:value="48.1669">
                <text:p>48.1669</text:p>
              </table:table-cell>
              <table:table-cell office:value-type="float" office:value="55.9738">
                <text:p>55.9738</text:p>
              </table:table-cell>
              <table:table-cell office:value-type="float" office:value="55.5319">
                <text:p>55.5319</text:p>
              </table:table-cell>
              <table:table-cell office:value-type="float" office:value="58.838">
                <text:p>58.838</text:p>
              </table:table-cell>
              <table:table-cell office:value-type="float" office:value="53.7152">
                <text:p>53.7152</text:p>
              </table:table-cell>
              <table:table-cell office:value-type="float" office:value="38.5106">
                <text:p>38.5106</text:p>
              </table:table-cell>
              <table:table-cell office:value-type="float" office:value="43.1097">
                <text:p>43.1097</text:p>
              </table:table-cell>
              <table:table-cell office:value-type="float" office:value="46.0393">
                <text:p>46.0393</text:p>
              </table:table-cell>
              <table:table-cell office:value-type="float" office:value="46.3502">
                <text:p>46.3502</text:p>
              </table:table-cell>
              <table:table-cell office:value-type="float" office:value="40.7365">
                <text:p>40.7365</text:p>
              </table:table-cell>
              <table:table-cell office:value-type="float" office:value="38.1997">
                <text:p>38.1997</text:p>
              </table:table-cell>
              <table:table-cell office:value-type="float" office:value="39.5581">
                <text:p>39.5581</text:p>
              </table:table-cell>
              <table:table-cell office:value-type="float" office:value="42.3241">
                <text:p>42.3241</text:p>
              </table:table-cell>
              <table:table-cell office:value-type="float" office:value="38.3797">
                <text:p>38.3797</text:p>
              </table:table-cell>
              <table:table-cell office:value-type="float" office:value="34.0753">
                <text:p>34.0753</text:p>
              </table:table-cell>
              <table:table-cell office:value-type="float" office:value="41.9967">
                <text:p>41.9967</text:p>
              </table:table-cell>
              <table:table-cell office:value-type="float" office:value="36.6448">
                <text:p>36.6448</text:p>
              </table:table-cell>
              <table:table-cell office:value-type="float" office:value="36.5794">
                <text:p>36.5794</text:p>
              </table:table-cell>
              <table:table-cell office:value-type="float" office:value="46.0884">
                <text:p>46.0884</text:p>
              </table:table-cell>
              <table:table-cell office:value-type="float" office:value="41.4239">
                <text:p>41.4239</text:p>
              </table:table-cell>
              <table:table-cell office:value-type="float" office:value="40.0655">
                <text:p>40.0655</text:p>
              </table:table-cell>
              <table:table-cell office:value-type="float" office:value="41.1293">
                <text:p>41.1293</text:p>
              </table:table-cell>
              <table:table-cell office:value-type="float" office:value="37.7414">
                <text:p>37.7414</text:p>
              </table:table-cell>
              <table:table-cell office:value-type="float" office:value="46.0393">
                <text:p>46.0393</text:p>
              </table:table-cell>
              <table:table-cell office:value-type="float" office:value="35.581">
                <text:p>35.581</text:p>
              </table:table-cell>
              <table:table-cell office:value-type="float" office:value="37.5941">
                <text:p>37.5941</text:p>
              </table:table-cell>
              <table:table-cell office:value-type="float" office:value="38.8543">
                <text:p>38.8543</text:p>
              </table:table-cell>
              <table:table-cell office:value-type="float" office:value="37.4632">
                <text:p>37.4632</text:p>
              </table:table-cell>
              <table:table-cell office:value-type="float" office:value="39.0835">
                <text:p>39.0835</text:p>
              </table:table-cell>
              <table:table-cell office:value-type="float" office:value="41.3257">
                <text:p>41.3257</text:p>
              </table:table-cell>
              <table:table-cell office:value-type="float" office:value="42.3895">
                <text:p>42.3895</text:p>
              </table:table-cell>
              <table:table-cell office:value-type="float" office:value="37.5286">
                <text:p>37.5286</text:p>
              </table:table-cell>
              <table:table-cell office:value-type="float" office:value="38.5925">
                <text:p>38.5925</text:p>
              </table:table-cell>
              <table:table-cell office:value-type="float" office:value="41.1293">
                <text:p>41.1293</text:p>
              </table:table-cell>
              <table:table-cell office:value-type="float" office:value="40.1964">
                <text:p>40.1964</text:p>
              </table:table-cell>
              <table:table-cell office:value-type="float" office:value="42.144">
                <text:p>42.144</text:p>
              </table:table-cell>
              <table:table-cell office:value-type="float" office:value="39.3453">
                <text:p>39.3453</text:p>
              </table:table-cell>
              <table:table-cell office:value-type="float" office:value="38.1178">
                <text:p>38.1178</text:p>
              </table:table-cell>
              <table:table-cell office:value-type="float" office:value="39.3781">
                <text:p>39.3781</text:p>
              </table:table-cell>
              <table:table-cell office:value-type="float" office:value="41.9313">
                <text:p>41.9313</text:p>
              </table:table-cell>
              <table:table-cell office:value-type="float" office:value="40.7856">
                <text:p>40.7856</text:p>
              </table:table-cell>
              <table:table-cell office:value-type="float" office:value="42.8969">
                <text:p>42.8969</text:p>
              </table:table-cell>
              <table:table-cell office:value-type="float" office:value="41.9149">
                <text:p>41.9149</text:p>
              </table:table-cell>
              <table:table-cell office:value-type="float" office:value="39.1162">
                <text:p>39.1162</text:p>
              </table:table-cell>
              <table:table-cell office:value-type="float" office:value="39.3944">
                <text:p>39.3944</text:p>
              </table:table-cell>
              <table:table-cell office:value-type="float" office:value="38.7889">
                <text:p>38.7889</text:p>
              </table:table-cell>
              <table:table-cell office:value-type="float" office:value="42.0622">
                <text:p>42.0622</text:p>
              </table:table-cell>
              <table:table-cell office:value-type="float" office:value="43.4043">
                <text:p>43.4043</text:p>
              </table:table-cell>
            </table:table-row>
            <table:table-row>
              <table:table-cell office:value-type="string">
                <text:p>stop50</text:p>
                <draw:g>
                  <svg:desc>test_tt_1.A4:test_tt_1.A4</svg:desc>
                </draw:g>
              </table:table-cell>
              <table:table-cell office:value-type="float" office:value="90.1964">
                <text:p>90.1964</text:p>
                <draw:g>
                  <svg:desc>test_tt_1.B4:test_tt_1.CW4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6776">
                <text:p>66.6776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2.1604">
                <text:p>62.1604</text:p>
              </table:table-cell>
              <table:table-cell office:value-type="float" office:value="65.581">
                <text:p>65.581</text:p>
              </table:table-cell>
              <table:table-cell office:value-type="float" office:value="60.8511">
                <text:p>60.8511</text:p>
              </table:table-cell>
              <table:table-cell office:value-type="float" office:value="60.8838">
                <text:p>60.8838</text:p>
              </table:table-cell>
              <table:table-cell office:value-type="float" office:value="61.4239">
                <text:p>61.4239</text:p>
              </table:table-cell>
              <table:table-cell office:value-type="float" office:value="61.4403">
                <text:p>61.4403</text:p>
              </table:table-cell>
              <table:table-cell office:value-type="float" office:value="61.7512">
                <text:p>61.7512</text:p>
              </table:table-cell>
              <table:table-cell office:value-type="float" office:value="61.5221">
                <text:p>61.5221</text:p>
              </table:table-cell>
              <table:table-cell office:value-type="float" office:value="61.9149">
                <text:p>61.9149</text:p>
              </table:table-cell>
              <table:table-cell office:value-type="float" office:value="66.5957">
                <text:p>66.5957</text:p>
              </table:table-cell>
              <table:table-cell office:value-type="float" office:value="66.6612">
                <text:p>66.6612</text:p>
              </table:table-cell>
              <table:table-cell office:value-type="float" office:value="66.7267">
                <text:p>66.7267</text:p>
              </table:table-cell>
              <table:table-cell office:value-type="float" office:value="66.743">
                <text:p>66.743</text:p>
              </table:table-cell>
              <table:table-cell office:value-type="float" office:value="66.743">
                <text:p>66.743</text:p>
              </table:table-cell>
              <table:table-cell office:value-type="float" office:value="66.7594">
                <text:p>66.7594</text:p>
              </table:table-cell>
              <table:table-cell office:value-type="float" office:value="66.7594">
                <text:p>66.7594</text:p>
              </table:table-cell>
              <table:table-cell office:value-type="float" office:value="66.7594">
                <text:p>66.7594</text:p>
              </table:table-cell>
              <table:table-cell office:value-type="float" office:value="66.2684">
                <text:p>66.2684</text:p>
              </table:table-cell>
              <table:table-cell office:value-type="float" office:value="66.2193">
                <text:p>66.2193</text:p>
              </table:table-cell>
              <table:table-cell office:value-type="float" office:value="66.6448">
                <text:p>66.6448</text:p>
              </table:table-cell>
              <table:table-cell office:value-type="float" office:value="66.8249">
                <text:p>66.8249</text:p>
              </table:table-cell>
              <table:table-cell office:value-type="float" office:value="68.9034">
                <text:p>68.9034</text:p>
              </table:table-cell>
              <table:table-cell office:value-type="float" office:value="68.9034">
                <text:p>68.9034</text:p>
              </table:table-cell>
              <table:table-cell office:value-type="float" office:value="68.5434">
                <text:p>68.5434</text:p>
              </table:table-cell>
              <table:table-cell office:value-type="float" office:value="68.4943">
                <text:p>68.4943</text:p>
              </table:table-cell>
              <table:table-cell office:value-type="float" office:value="68.4124">
                <text:p>68.4124</text:p>
              </table:table-cell>
              <table:table-cell office:value-type="float" office:value="68.7234">
                <text:p>68.7234</text:p>
              </table:table-cell>
              <table:table-cell office:value-type="float" office:value="68.3142">
                <text:p>68.3142</text:p>
              </table:table-cell>
              <table:table-cell office:value-type="float" office:value="67.8069">
                <text:p>67.8069</text:p>
              </table:table-cell>
              <table:table-cell office:value-type="float" office:value="71.4403">
                <text:p>71.4403</text:p>
              </table:table-cell>
              <table:table-cell office:value-type="float" office:value="70.0491">
                <text:p>70.0491</text:p>
              </table:table-cell>
              <table:table-cell office:value-type="float" office:value="70.0491">
                <text:p>70.0491</text:p>
              </table:table-cell>
              <table:table-cell office:value-type="float" office:value="70.1964">
                <text:p>70.1964</text:p>
              </table:table-cell>
              <table:table-cell office:value-type="float" office:value="81.6694">
                <text:p>81.6694</text:p>
              </table:table-cell>
              <table:table-cell office:value-type="float" office:value="61.2602">
                <text:p>61.2602</text:p>
              </table:table-cell>
              <table:table-cell office:value-type="float" office:value="75.8429">
                <text:p>75.8429</text:p>
              </table:table-cell>
              <table:table-cell office:value-type="float" office:value="81.8003">
                <text:p>81.8003</text:p>
              </table:table-cell>
              <table:table-cell office:value-type="float" office:value="83.748">
                <text:p>83.748</text:p>
              </table:table-cell>
              <table:table-cell office:value-type="float" office:value="83.748">
                <text:p>83.748</text:p>
              </table:table-cell>
              <table:table-cell office:value-type="float" office:value="88.0851">
                <text:p>88.0851</text:p>
              </table:table-cell>
              <table:table-cell office:value-type="float" office:value="88.0851">
                <text:p>88.0851</text:p>
              </table:table-cell>
              <table:table-cell office:value-type="float" office:value="88.4124">
                <text:p>88.4124</text:p>
              </table:table-cell>
              <table:table-cell office:value-type="float" office:value="80.0655">
                <text:p>80.0655</text:p>
              </table:table-cell>
              <table:table-cell office:value-type="float" office:value="79.6236">
                <text:p>79.6236</text:p>
              </table:table-cell>
              <table:table-cell office:value-type="float" office:value="79.6236">
                <text:p>79.6236</text:p>
              </table:table-cell>
              <table:table-cell office:value-type="float" office:value="79.6236">
                <text:p>79.6236</text:p>
              </table:table-cell>
              <table:table-cell office:value-type="float" office:value="79.6399">
                <text:p>79.6399</text:p>
              </table:table-cell>
              <table:table-cell office:value-type="float" office:value="79.6399">
                <text:p>79.6399</text:p>
              </table:table-cell>
              <table:table-cell office:value-type="float" office:value="79.6399">
                <text:p>79.6399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4435">
                <text:p>79.4435</text:p>
              </table:table-cell>
              <table:table-cell office:value-type="float" office:value="63.4534">
                <text:p>63.4534</text:p>
              </table:table-cell>
              <table:table-cell office:value-type="float" office:value="63.2897">
                <text:p>63.2897</text:p>
              </table:table-cell>
              <table:table-cell office:value-type="float" office:value="63.2897">
                <text:p>63.2897</text:p>
              </table:table-cell>
              <table:table-cell office:value-type="float" office:value="63.2897">
                <text:p>63.2897</text:p>
              </table:table-cell>
              <table:table-cell office:value-type="float" office:value="63.2733">
                <text:p>63.2733</text:p>
              </table:table-cell>
              <table:table-cell office:value-type="float" office:value="63.2733">
                <text:p>63.2733</text:p>
              </table:table-cell>
              <table:table-cell office:value-type="float" office:value="63.2733">
                <text:p>63.2733</text:p>
              </table:table-cell>
              <table:table-cell office:value-type="float" office:value="61.7021">
                <text:p>61.7021</text:p>
              </table:table-cell>
              <table:table-cell office:value-type="float" office:value="61.7512">
                <text:p>61.7512</text:p>
              </table:table-cell>
              <table:table-cell office:value-type="float" office:value="62.8151">
                <text:p>62.8151</text:p>
              </table:table-cell>
              <table:table-cell office:value-type="float" office:value="62.7987">
                <text:p>62.7987</text:p>
              </table:table-cell>
              <table:table-cell office:value-type="float" office:value="62.7987">
                <text:p>62.7987</text:p>
              </table:table-cell>
              <table:table-cell office:value-type="float" office:value="62.8478">
                <text:p>62.8478</text:p>
              </table:table-cell>
              <table:table-cell office:value-type="float" office:value="62.8478">
                <text:p>62.8478</text:p>
              </table:table-cell>
              <table:table-cell office:value-type="float" office:value="62.8151">
                <text:p>62.8151</text:p>
              </table:table-cell>
              <table:table-cell office:value-type="float" office:value="62.8151">
                <text:p>62.8151</text:p>
              </table:table-cell>
              <table:table-cell office:value-type="float" office:value="61.3748">
                <text:p>61.3748</text:p>
              </table:table-cell>
              <table:table-cell office:value-type="float" office:value="61.3748">
                <text:p>61.3748</text:p>
              </table:table-cell>
              <table:table-cell office:value-type="float" office:value="62.2586">
                <text:p>62.2586</text:p>
              </table:table-cell>
              <table:table-cell office:value-type="float" office:value="61.3748">
                <text:p>61.3748</text:p>
              </table:table-cell>
              <table:table-cell office:value-type="float" office:value="61.473">
                <text:p>61.473</text:p>
              </table:table-cell>
              <table:table-cell office:value-type="float" office:value="61.4239">
                <text:p>61.4239</text:p>
              </table:table-cell>
            </table:table-row>
            <table:table-row>
              <table:table-cell office:value-type="string">
                <text:p>stop750</text:p>
                <draw:g>
                  <svg:desc>test_tt_1.A3:test_tt_1.A3</svg:desc>
                </draw:g>
              </table:table-cell>
              <table:table-cell office:value-type="float" office:value="90.1964">
                <text:p>90.1964</text:p>
                <draw:g>
                  <svg:desc>test_tt_1.B3:test_tt_1.CW3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3993">
                <text:p>66.3993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0.6874">
                <text:p>60.6874</text:p>
              </table:table-cell>
              <table:table-cell office:value-type="float" office:value="60.671">
                <text:p>60.671</text:p>
              </table:table-cell>
              <table:table-cell office:value-type="float" office:value="60.4255">
                <text:p>60.4255</text:p>
              </table:table-cell>
              <table:table-cell office:value-type="float" office:value="60.491">
                <text:p>60.491</text:p>
              </table:table-cell>
              <table:table-cell office:value-type="float" office:value="59.5254">
                <text:p>59.5254</text:p>
              </table:table-cell>
              <table:table-cell office:value-type="float" office:value="59.5254">
                <text:p>59.5254</text:p>
              </table:table-cell>
              <table:table-cell office:value-type="float" office:value="59.5908">
                <text:p>59.5908</text:p>
              </table:table-cell>
              <table:table-cell office:value-type="float" office:value="61.3584">
                <text:p>61.3584</text:p>
              </table:table-cell>
              <table:table-cell office:value-type="float" office:value="61.4075">
                <text:p>61.4075</text:p>
              </table:table-cell>
              <table:table-cell office:value-type="float" office:value="61.4566">
                <text:p>61.4566</text:p>
              </table:table-cell>
              <table:table-cell office:value-type="float" office:value="61.3912">
                <text:p>61.3912</text:p>
              </table:table-cell>
              <table:table-cell office:value-type="float" office:value="61.3421">
                <text:p>61.3421</text:p>
              </table:table-cell>
              <table:table-cell office:value-type="float" office:value="61.4075">
                <text:p>61.4075</text:p>
              </table:table-cell>
              <table:table-cell office:value-type="float" office:value="55.7938">
                <text:p>55.7938</text:p>
              </table:table-cell>
              <table:table-cell office:value-type="float" office:value="61.653">
                <text:p>61.653</text:p>
              </table:table-cell>
              <table:table-cell office:value-type="float" office:value="58.1506">
                <text:p>58.1506</text:p>
              </table:table-cell>
              <table:table-cell office:value-type="float" office:value="57.4468">
                <text:p>57.4468</text:p>
              </table:table-cell>
              <table:table-cell office:value-type="float" office:value="52.9951">
                <text:p>52.9951</text:p>
              </table:table-cell>
              <table:table-cell office:value-type="float" office:value="54.6318">
                <text:p>54.6318</text:p>
              </table:table-cell>
              <table:table-cell office:value-type="float" office:value="53.2897">
                <text:p>53.2897</text:p>
              </table:table-cell>
              <table:table-cell office:value-type="float" office:value="59.9673">
                <text:p>59.9673</text:p>
              </table:table-cell>
              <table:table-cell office:value-type="float" office:value="49.4108">
                <text:p>49.4108</text:p>
              </table:table-cell>
              <table:table-cell office:value-type="float" office:value="53.7643">
                <text:p>53.7643</text:p>
              </table:table-cell>
              <table:table-cell office:value-type="float" office:value="48.2488">
                <text:p>48.2488</text:p>
              </table:table-cell>
              <table:table-cell office:value-type="float" office:value="59.7545">
                <text:p>59.7545</text:p>
              </table:table-cell>
              <table:table-cell office:value-type="float" office:value="59.3781">
                <text:p>59.3781</text:p>
              </table:table-cell>
              <table:table-cell office:value-type="float" office:value="56.1211">
                <text:p>56.1211</text:p>
              </table:table-cell>
              <table:table-cell office:value-type="float" office:value="54.2226">
                <text:p>54.2226</text:p>
              </table:table-cell>
              <table:table-cell office:value-type="float" office:value="57.545">
                <text:p>57.545</text:p>
              </table:table-cell>
              <table:table-cell office:value-type="float" office:value="47.2668">
                <text:p>47.2668</text:p>
              </table:table-cell>
              <table:table-cell office:value-type="float" office:value="46.9722">
                <text:p>46.9722</text:p>
              </table:table-cell>
              <table:table-cell office:value-type="float" office:value="57.7578">
                <text:p>57.7578</text:p>
              </table:table-cell>
              <table:table-cell office:value-type="float" office:value="49.9018">
                <text:p>49.9018</text:p>
              </table:table-cell>
              <table:table-cell office:value-type="float" office:value="51.8003">
                <text:p>51.8003</text:p>
              </table:table-cell>
              <table:table-cell office:value-type="float" office:value="47.0704">
                <text:p>47.0704</text:p>
              </table:table-cell>
              <table:table-cell office:value-type="float" office:value="46.1047">
                <text:p>46.1047</text:p>
              </table:table-cell>
              <table:table-cell office:value-type="float" office:value="54.5499">
                <text:p>54.5499</text:p>
              </table:table-cell>
              <table:table-cell office:value-type="float" office:value="51.6039">
                <text:p>51.6039</text:p>
              </table:table-cell>
              <table:table-cell office:value-type="float" office:value="42.1768">
                <text:p>42.1768</text:p>
              </table:table-cell>
              <table:table-cell office:value-type="float" office:value="47.1195">
                <text:p>47.1195</text:p>
              </table:table-cell>
              <table:table-cell office:value-type="float" office:value="54.5827">
                <text:p>54.5827</text:p>
              </table:table-cell>
              <table:table-cell office:value-type="float" office:value="53.5352">
                <text:p>53.5352</text:p>
              </table:table-cell>
              <table:table-cell office:value-type="float" office:value="51.3093">
                <text:p>51.3093</text:p>
              </table:table-cell>
              <table:table-cell office:value-type="float" office:value="38.0851">
                <text:p>38.0851</text:p>
              </table:table-cell>
              <table:table-cell office:value-type="float" office:value="38.2488">
                <text:p>38.2488</text:p>
              </table:table-cell>
              <table:table-cell office:value-type="float" office:value="34.7463">
                <text:p>34.7463</text:p>
              </table:table-cell>
              <table:table-cell office:value-type="float" office:value="45.4337">
                <text:p>45.4337</text:p>
              </table:table-cell>
              <table:table-cell office:value-type="float" office:value="38.527">
                <text:p>38.527</text:p>
              </table:table-cell>
              <table:table-cell office:value-type="float" office:value="34.1571">
                <text:p>34.1571</text:p>
              </table:table-cell>
              <table:table-cell office:value-type="float" office:value="38.5434">
                <text:p>38.5434</text:p>
              </table:table-cell>
              <table:table-cell office:value-type="float" office:value="39.2635">
                <text:p>39.2635</text:p>
              </table:table-cell>
              <table:table-cell office:value-type="float" office:value="35.3355">
                <text:p>35.3355</text:p>
              </table:table-cell>
              <table:table-cell office:value-type="float" office:value="32.6678">
                <text:p>32.6678</text:p>
              </table:table-cell>
              <table:table-cell office:value-type="float" office:value="34.8773">
                <text:p>34.8773</text:p>
              </table:table-cell>
              <table:table-cell office:value-type="float" office:value="35.2373">
                <text:p>35.2373</text:p>
              </table:table-cell>
              <table:table-cell office:value-type="float" office:value="36.383">
                <text:p>36.383</text:p>
              </table:table-cell>
              <table:table-cell office:value-type="float" office:value="41.784">
                <text:p>41.784</text:p>
              </table:table-cell>
              <table:table-cell office:value-type="float" office:value="39.1653">
                <text:p>39.1653</text:p>
              </table:table-cell>
              <table:table-cell office:value-type="float" office:value="39.0835">
                <text:p>39.0835</text:p>
              </table:table-cell>
              <table:table-cell office:value-type="float" office:value="39.2799">
                <text:p>39.2799</text:p>
              </table:table-cell>
              <table:table-cell office:value-type="float" office:value="36.3993">
                <text:p>36.3993</text:p>
              </table:table-cell>
              <table:table-cell office:value-type="float" office:value="42.7987">
                <text:p>42.7987</text:p>
              </table:table-cell>
              <table:table-cell office:value-type="float" office:value="35.4992">
                <text:p>35.4992</text:p>
              </table:table-cell>
              <table:table-cell office:value-type="float" office:value="35.892">
                <text:p>35.892</text:p>
              </table:table-cell>
              <table:table-cell office:value-type="float" office:value="38.347">
                <text:p>38.347</text:p>
              </table:table-cell>
              <table:table-cell office:value-type="float" office:value="37.4632">
                <text:p>37.4632</text:p>
              </table:table-cell>
              <table:table-cell office:value-type="float" office:value="39.0835">
                <text:p>39.0835</text:p>
              </table:table-cell>
              <table:table-cell office:value-type="float" office:value="34.2717">
                <text:p>34.2717</text:p>
              </table:table-cell>
              <table:table-cell office:value-type="float" office:value="38.6907">
                <text:p>38.6907</text:p>
              </table:table-cell>
              <table:table-cell office:value-type="float" office:value="37.5286">
                <text:p>37.5286</text:p>
              </table:table-cell>
              <table:table-cell office:value-type="float" office:value="37.6596">
                <text:p>37.6596</text:p>
              </table:table-cell>
              <table:table-cell office:value-type="float" office:value="38.5106">
                <text:p>38.5106</text:p>
              </table:table-cell>
              <table:table-cell office:value-type="float" office:value="37.9542">
                <text:p>37.9542</text:p>
              </table:table-cell>
              <table:table-cell office:value-type="float" office:value="38.1833">
                <text:p>38.1833</text:p>
              </table:table-cell>
              <table:table-cell office:value-type="float" office:value="35.9247">
                <text:p>35.9247</text:p>
              </table:table-cell>
              <table:table-cell office:value-type="float" office:value="36.0556">
                <text:p>36.0556</text:p>
              </table:table-cell>
              <table:table-cell office:value-type="float" office:value="39.3781">
                <text:p>39.3781</text:p>
              </table:table-cell>
              <table:table-cell office:value-type="float" office:value="39.509">
                <text:p>39.509</text:p>
              </table:table-cell>
              <table:table-cell office:value-type="float" office:value="34.6809">
                <text:p>34.6809</text:p>
              </table:table-cell>
              <table:table-cell office:value-type="float" office:value="37.3159">
                <text:p>37.3159</text:p>
              </table:table-cell>
              <table:table-cell office:value-type="float" office:value="33.6661">
                <text:p>33.6661</text:p>
              </table:table-cell>
              <table:table-cell office:value-type="float" office:value="36.4484">
                <text:p>36.4484</text:p>
              </table:table-cell>
              <table:table-cell office:value-type="float" office:value="33.6989">
                <text:p>33.6989</text:p>
              </table:table-cell>
              <table:table-cell office:value-type="float" office:value="36.2029">
                <text:p>36.2029</text:p>
              </table:table-cell>
              <table:table-cell office:value-type="float" office:value="41.2602">
                <text:p>41.2602</text:p>
              </table:table-cell>
              <table:table-cell office:value-type="float" office:value="38.1178">
                <text:p>38.1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